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ASPECT</text:p>
          </table:table-cell>
          <table:table-cell table:style-name="Table1.A1" office:value-type="string">
            <text:p text:style-name="P3">NUMERIC ASSESSMENT</text:p>
          </table:table-cell>
          <table:table-cell table:style-name="Table1.C1" office:value-type="string">
            <text:p text:style-name="P3">COMMENTS</text:p>
          </table:table-cell>
        </table:table-row>
        <table:table-row>
          <table:table-cell table:style-name="Table1.A2" office:value-type="string">
            <text:p text:style-name="P2">SIZE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Source code &gt; 100MB</text:p>
          </table:table-cell>
          <table:table-cell table:style-name="Table1.B3" office:value-type="float" office:value="5">
            <text:p text:style-name="P4">5</text:p>
          </table:table-cell>
          <table:table-cell table:style-name="Table1.C2" office:value-type="string">
            <text:p text:style-name="P4">Unpacked it's ~120MB</text:p>
          </table:table-cell>
        </table:table-row>
        <table:table-row>
          <table:table-cell table:style-name="Table1.A2" office:value-type="string">
            <text:p text:style-name="P4">Source code &gt; 100MB compressed</text:p>
          </table:table-cell>
          <table:table-cell table:style-name="Table1.B3" office:value-type="float" office:value="5">
            <text:p text:style-name="P4">5</text:p>
          </table:table-cell>
          <table:table-cell table:style-name="Table1.C2" office:value-type="string">
            <text:p text:style-name="P4">102MB Compressed</text:p>
          </table:table-cell>
        </table:table-row>
        <table:table-row>
          <table:table-cell table:style-name="Table1.A2" office:value-type="string">
            <text:p text:style-name="P2">SOURCE CONTROL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o publicly available VC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>Git and svn are used</text:p>
          </table:table-cell>
        </table:table-row>
        <table:table-row>
          <table:table-cell table:style-name="Table1.A2" office:value-type="string">
            <text:p text:style-name="P4">No web viewer</text:p>
          </table:table-cell>
          <table:table-cell table:style-name="Table1.B3" office:value-type="float" office:value="5">
            <text:p text:style-name="P4">5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o docs for new users</text:p>
          </table:table-cell>
          <table:table-cell table:style-name="Table1.B3" office:value-type="float" office:value="5">
            <text:p text:style-name="P4">5</text:p>
          </table:table-cell>
          <table:table-cell table:style-name="Table1.C2" office:value-type="string">
            <text:p text:style-name="P4">It's there, but not that great</text:p>
          </table:table-cell>
        </table:table-row>
        <table:table-row>
          <table:table-cell table:style-name="Table1.A2" office:value-type="string">
            <text:p text:style-name="P4">Written your own VCS or don't use the existing VC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Building from Source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o source build doc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>The install guide is quite good</text:p>
          </table:table-cell>
        </table:table-row>
        <table:table-row>
          <table:table-cell table:style-name="Table1.A2" office:value-type="string">
            <text:p text:style-name="P4">Existing docs don't work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Hand-written shell script</text:p>
          </table:table-cell>
          <table:table-cell table:style-name="Table1.B3" office:value-type="float" office:value="10">
            <text:p text:style-name="P4">10</text:p>
          </table:table-cell>
          <table:table-cell table:style-name="Table1.C2" office:value-type="string">
            <text:p text:style-name="P4">Build is done manually</text:p>
          </table:table-cell>
        </table:table-row>
        <table:table-row>
          <table:table-cell table:style-name="Table1.A2" office:value-type="string">
            <text:p text:style-name="P4">Editing text config fil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Editing header fil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Source isn't configureable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The source builds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ot using GNU make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Using third party tool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Using your own build tool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The build has no test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Java build process doesn't use standard build tool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Runtime relies on native librari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Build has no test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Bundling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Source only comes with other projects it depends on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Cannot be built without first building bundled code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Libraries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Only builds static librari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Can only build shared, <text:soft-page-break/>unversioned librari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try to use system librari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Java builds native deliverabl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System Install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Tires to install into /opt or /usr/local</text:p>
          </table:table-cell>
          <table:table-cell table:style-name="Table1.B3" office:value-type="float" office:value="10">
            <text:p text:style-name="P4">10</text:p>
          </table:table-cell>
          <table:table-cell table:style-name="Table1.C2" office:value-type="string">
            <text:p text:style-name="P4">Recommends /opt/Eucalyptus</text:p>
          </table:table-cell>
        </table:table-row>
        <table:table-row>
          <table:table-cell table:style-name="Table1.A2" office:value-type="string">
            <text:p text:style-name="P4">Has no “make install”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work outside the source directory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Code Oddities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Uses Windows line break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epends on specific compiler featur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epends on specific compiler bug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epends on Microsoft product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Communication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announce releases on a mailing list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have a mailing list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have a bug tracker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have a website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Sourceforge vaporware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Releases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do sanely versioned releas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do versioned releas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do releas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Only releases as web forum attachement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Releases are only in .zip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OSX .zip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.rar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.arj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>Invented format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unpack into a versioned top-level directory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unpack into a top-level directory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Unpacks into an absurd number of directori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History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Fork of another project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Primary devs weren't involved with the parent project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Until open sourcing was proprietary for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1-2 year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3-5 year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6-10 year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10+ year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Licensing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have per-file licensing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>Licensed under the GPL</text:p>
          </table:table-cell>
        </table:table-row>
        <table:table-row>
          <table:table-cell table:style-name="Table1.A2" office:value-type="string">
            <text:p text:style-name="P4">Contains license incompatibiliti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o notice of license intent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o copy of license text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o license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Documentation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o changelog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o documentation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o examples of use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o documentation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Failmeter Total</text:p>
          </table:table-cell>
          <table:table-cell table:style-name="Table1.B3" office:value-type="float" office:value="40">
            <text:p text:style-name="P2">40</text:p>
          </table:table-cell>
          <table:table-cell table:style-name="Table1.C2" office:value-type="string">
            <text:p text:style-name="P4"/>
          </table:table-cell>
        </table:table-row>
      </table:table>
      <text:p text:style-name="P5"/>
      <text:p text:style-name="P6">This project, while not scoring particularly well, is certainly viable as shown through it's successful commercial branch. The non-commercial version is just as viable and support is readily available through a very active IRC channel and mailing list. Documentation could certainly use improvement as it assumes prior knowledge of several aspects of Unix computing. While it's a safe bet that if you're installing this software you have that knowledge, it would be nice to have instructions that anyone can foll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tthew Morrisse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Morrissey</meta:initial-creator>
    <meta:creation-date>2012-03-02T19:03:36</meta:creation-date>
    <dc:date>2012-03-05T15:38:58.33</dc:date>
    <dc:creator>Matthew Morrissey</dc:creator>
    <meta:editing-duration>PT50M23S</meta:editing-duration>
    <meta:editing-cycles>3</meta:editing-cycles>
    <meta:generator>OpenOffice.org/3.3$Win32 OpenOffice.org_project/330m20$Build-9567</meta:generator>
    <meta:document-statistic meta:table-count="1" meta:image-count="0" meta:object-count="0" meta:page-count="3" meta:paragraph-count="157" meta:word-count="492" meta:character-count="2743"/>
  </office:meta>
</office:document-meta>
</file>